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T1" style:family="text">
      <style:text-properties officeooo:rsid="00116f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p text:style-name="P1">Określić ramy kompleksowej ochrony podmiotu (IT,CCTV,SSWIN,KD,etc).</text:p>
        </text:list-item>
        <text:list-item>
          <text:p text:style-name="P1">Dla każdego typu ochrony określić jej ramy i przykładowe rozwiązania.</text:p>
        </text:list-item>
      </text:list>
      <text:p text:style-name="Standard">2-5 stro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Arial" fo:font-size="11pt" fo:language="pl" fo:country="PL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39in" style:contextual-spacing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Figure_20_Index_20_1" style:display-name="Figure Index 1" style:family="paragraph" style:parent-style-name="Standard" style:class="index">
      <style:paragraph-properties fo:margin-top="0in" fo:margin-bottom="0in" style:contextual-spacing="false"/>
    </style:style>
    <style:style style:name="No_20_Spacing" style:display-name="No Spacing" style:family="paragraph" style:parent-style-name="Standard">
      <style:paragraph-properties fo:margin-top="0in" fo:margin-bottom="0in" style:contextual-spacing="false" fo:line-height="100%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>
      <style:text-properties fo:font-size="24pt" style:font-size-asian="24pt" style:font-size-complex="24pt"/>
    </style:style>
    <style:style style:name="Subtitle_20_Char" style:display-name="Subtitle Char" style:family="tex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is-legal="true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is-legal="tru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is-legal="tru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is-legal="true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is-legal="tru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is-legal="tru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is-legal="true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is-legal="tru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is-legal="tru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4</meta:editing-cycles>
    <dc:date>2025-05-26T11:43:07.761765662</dc:date>
    <meta:generator>LibreOffice/24.2.7.2$Linux_X86_64 LibreOffice_project/420$Build-2</meta:generator>
    <meta:editing-duration>PT53S</meta:editing-duration>
    <meta:document-statistic meta:table-count="0" meta:image-count="0" meta:object-count="0" meta:page-count="1" meta:paragraph-count="3" meta:word-count="20" meta:character-count="149" meta:non-whitespace-character-count="134"/>
    <meta:template xlink:type="simple" xlink:actuate="onRequest" xlink:title="Normal.dotm" xlink:href=""/>
  </office:meta>
</office:document-meta>
</file>